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wollmux.rdf" manifest:media-type="application/rdf+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2b618" officeooo:paragraph-rsid="0012b618"/>
    </style:style>
    <style:style style:name="P2" style:family="paragraph" style:parent-style-name="Standard">
      <style:text-properties officeooo:rsid="0012b618" officeooo:paragraph-rsid="0012b618"/>
    </style:style>
    <style:style style:name="P3" style:family="paragraph" style:parent-style-name="Frame_20_contents">
      <style:text-properties text:display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_1_first">
        <text:p text:style-name="P1"/>
        <text:p text:style-name="P1"/>
      </text:section>
      <text:p text:style-name="P1"/>
      <text:section text:style-name="Sect2" text:name="section_2_middle">
        <text:p text:style-name="P1"/>
      </text:section>
      <text:p text:style-name="P1"/>
      <text:section text:style-name="Sect1" text:name="section_3_end"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4:09:14.317582723</meta:creation-date>
    <dc:date>2016-08-12T20:31:25.367762682</dc:date>
    <meta:editing-duration>PT9M44S</meta:editing-duration>
    <meta:editing-cycles>5</meta:editing-cycles>
    <meta:generator>LibreOfficeDev/5.0.7.0.0$Linux_X86_64 LibreOffice_project/b1df4ca8e0fd134b0ede96225528d0e0db8d8d4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